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2d7eb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paragraph-rsid="002d7ebe" fo:background-color="#ffff00"/>
    </style:style>
    <style:style style:name="P7" style:family="paragraph" style:parent-style-name="Standard">
      <style:text-properties officeooo:paragraph-rsid="002d7ebe"/>
    </style:style>
    <style:style style:name="P8" style:family="paragraph" style:parent-style-name="Standard">
      <style:text-properties officeooo:rsid="002e2394" officeooo:paragraph-rsid="002e2394"/>
    </style:style>
    <style:style style:name="P9" style:family="paragraph" style:parent-style-name="Standard">
      <style:text-properties officeooo:rsid="002e2394" officeooo:paragraph-rsid="002e2394" fo:background-color="transparent"/>
    </style:style>
    <style:style style:name="P10" style:family="paragraph" style:parent-style-name="Standard">
      <style:text-properties officeooo:paragraph-rsid="002d7ebe" fo:background-color="transparent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officeooo:rsid="002e2394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aa3e" style:font-weight-asian="bold" style:font-weight-complex="bold"/>
    </style:style>
    <style:style style:name="T8" style:family="text">
      <style:text-properties officeooo:rsid="002e2394"/>
    </style:style>
    <style:style style:name="T9" style:family="text">
      <style:text-properties officeooo:rsid="002e2394"/>
    </style:style>
    <style:style style:name="T10" style:family="text"/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I</text:span><text:span text:style-name="T6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de las siguientes afirmaciones describe mejor la función del Memory Controller Hub (MCH) en las plataformas modernas de Intel?</text:p>
      <text:p text:style-name="P4">a) Administra la comunicación entre la CPU y la memoria RAM.</text:p>
      <text:p text:style-name="P4">b) Gestiona la comunicación entre la CPU y los dispositivos de entrada/salida (E/S). <text:s/></text:p>
      <text:p text:style-name="P4">c) Controla la comunicación entre la CPU y los dispositivos de almacenamiento.</text:p>
      <text:p text:style-name="P4"><text:span text:style-name="T5">d) Coordina la transferencia de datos entre la CPU y la tarjeta gráfica.</text:span></text:p>
      <text:p text:style-name="P9"><text:span text:style-name="T6">Fuente</text:span>: https://patents.google.com/patent/US6734862B1/en#:~:text=A%20memory%20controller%20hub%20has,perform%20graphics%20operations%20on%20graphics</text:p>
      <text:p text:style-name="P10"/>
      <text:p text:style-name="P4">¿Cuál de las siguientes opciones describe mejor la función del Platform Controller Hub (PCH) en las plataformas modernas de Intel?</text:p>
      <text:p text:style-name="P4">a) Administra la comunicación entre la CPU y la memoria RAM.</text:p>
      <text:p text:style-name="P6">b) Gestiona la comunicación entre la CPU y los dispositivos de entrada/salida (E/S).</text:p>
      <text:p text:style-name="P4">c) Controla la comunicación entre la CPU y los dispositivos de almacenamiento.</text:p>
      <text:p text:style-name="P4">d) Coordina la transferencia de datos entre la CPU y la tarjeta gráfica.</text:p>
      <text:p text:style-name="P8"><text:span text:style-name="T6">Fuente</text:span>: <text:a xlink:type="simple" xlink:href="https://www.adslzone.net/esenciales/preguntas/que-es-chipset/" text:style-name="Internet_20_link" text:visited-style-name="Visited_20_Internet_20_Link">https://www.adslzone.net/esenciales/preguntas/que-es-chipset/</text:a></text:p>
      <text:p text:style-name="P8"/>
      <text:p text:style-name="P4">¿Cuál de las siguientes opciones describe mejor la función del Southbridge en la arquitectura moderna de chipset?</text:p>
      <text:p text:style-name="P4">a) Administra la comunicación entre la CPU y la memoria RAM.</text:p>
      <text:p text:style-name="P4">b) Gestiona la comunicación entre la CPU y los dispositivos de entrada/salida (E/S).</text:p>
      <text:p text:style-name="P6">c) Controla la comunicación entre la CPU y los dispositivos de almacenamiento.</text:p>
      <text:p text:style-name="P4">d) Coordina la transferencia de datos entre la CPU y la tarjeta gráfica.</text:p>
      <text:p text:style-name="P8"><text:span text:style-name="T6">Fuente</text:span>: <text:a xlink:type="simple" xlink:href="https://www.geeknetic.es/Southbridge/que-es-y-para-que-sirve" text:style-name="Internet_20_link" text:visited-style-name="Visited_20_Internet_20_Link">https://www.geeknetic.es/Southbridge/que-es-y-para-que-sirve</text:a></text:p>
      <text:p text:style-name="P8"/>
      <text:p text:style-name="P4">¿Cuál es el propósito principal del chipset en un sistema informático?</text:p>
      <text:p text:style-name="P4">a) Mejorar el rendimiento de la CPU.</text:p>
      <text:p text:style-name="P6">b) Facilitar la comunicación entre los componentes del sistema.</text:p>
      <text:p text:style-name="P4">c) Controlar el suministro de energía a la placa base.</text:p>
      <text:p text:style-name="P4">d) Proporcionar almacenamiento temporal para la CPU.</text:p>
      <text:p text:style-name="P4"/>
      <text:p text:style-name="P4">¿Cuál de las siguientes opciones describe mejor la función del Northbridge en el pasado, antes de la integración de funciones en los chipsets modernos?</text:p>
      <text:p text:style-name="P6">a) Administra la comunicación entre la CPU y la memoria RAM.</text:p>
      <text:p text:style-name="P4">b) Gestiona la comunicación entre la CPU y los dispositivos de entrada/salida (E/S).</text:p>
      <text:p text:style-name="P4">c) Controla la comunicación entre la CPU y los dispositivos de almacenamiento.</text:p>
      <text:p text:style-name="P4">d) Coordina la transferencia de datos entre la CPU y la tarjeta gráfica.</text:p>
      <text:p text:style-name="P4"/>
      <text:p text:style-name="P4">¿Cuál de las siguientes opciones describe mejor la función del Southbridge en el pasado, antes de la integración de funciones en los chipsets modernos?</text:p>
      <text:p text:style-name="P4">a) Administra la comunicación entre la CPU y la memoria RAM.</text:p>
      <text:p text:style-name="P4">b) Gestiona la comunicación entre la CPU y los dispositivos de entrada/salida (E/S).</text:p>
      <text:p text:style-name="P6">c) Controla la comunicación entre la CPU y los dispositivos de almacenamiento.</text:p>
      <text:p text:style-name="P4">d) Coordina la transferencia de datos entre la CPU y la tarjeta gráfica.</text:p>
      <text:p text:style-name="P4"><text:soft-page-break/></text:p>
      <text:p text:style-name="P4">¿Cuál de las siguientes opciones describe mejor la función del chipset en un sistema informático moderno?</text:p>
      <text:p text:style-name="P4">a) Mejorar el rendimiento de la CPU.</text:p>
      <text:p text:style-name="P6">b) Facilitar la comunicación entre los componentes del sistema.</text:p>
      <text:p text:style-name="P4">c) Controlar el suministro de energía a la placa base.</text:p>
      <text:p text:style-name="P4">d) Proporcionar almacenamiento temporal para la CPU.</text:p>
      <text:p text:style-name="P4"/>
      <text:p text:style-name="P4">¿Cuál de las siguientes afirmaciones es cierta con respecto a la nomenclatura de los chipsets de Intel?</text:p>
      <text:p text:style-name="P6">a) Los chipsets de Intel utilizan nombres basados en letras y números, como Z490 o B360.</text:p>
      <text:p text:style-name="P4">b) Los chipsets de Intel utilizan nombres basados en la serie Ryzen, como Ryzen 7 o Ryzen 5.</text:p>
      <text:p text:style-name="P4">c) Los chipsets de Intel utilizan nombres basados en nombres de ciudades, como New York o Tokyo.</text:p>
      <text:p text:style-name="P4">d) Los chipsets de Intel utilizan nombres basados en animales, como Tiger Lake o Panther Point.</text:p>
      <text:p text:style-name="P4"/>
      <text:p text:style-name="P4">¿Cuál de las siguientes afirmaciones es cierta con respecto a la nomenclatura de los chipsets de AMD?</text:p>
      <text:p text:style-name="P4">a) Los chipsets de AMD utilizan nombres basados en letras y números, como Z490 o B360.</text:p>
      <text:p text:style-name="P6">b) Los chipsets de AMD utilizan nombres basados en la serie Ryzen, como Ryzen 7 o Ryzen 5.</text:p>
      <text:p text:style-name="P4">c) Los chipsets de AMD utilizan nombres basados en nombres de ciudades, como New York o Tokyo.</text:p>
      <text:p text:style-name="P4">d) Los chipsets de AMD utilizan nombres basados en animales, como Tiger Lake o Panther Point.</text:p>
      <text:p text:style-name="P4"/>
      <text:p text:style-name="P4">¿Cuál de las siguientes opciones describe mejor la familia de procesadores de Intel dirigida principalmente a usuarios domésticos y entusiastas, ofreciendo un rendimiento de gama alta?</text:p>
      <text:p text:style-name="P4">a) Core i3.</text:p>
      <text:p text:style-name="P4">b) Core i5.</text:p>
      <text:p text:style-name="P6">c) Core i7.</text:p>
      <text:p text:style-name="P4">d) Core i9.</text:p>
      <text:p text:style-name="P8"><text:span text:style-name="T6">Fuente</text:span>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8"/>
      <text:p text:style-name="P4">¿Cuál es la nomenclatura típica de los procesadores Intel de la serie Core i5?</text:p>
      <text:p text:style-name="P4">a) i5-3XXX.</text:p>
      <text:p text:style-name="P4">b) i5-5XXX.</text:p>
      <text:p text:style-name="P6">c) i5-7XXX.</text:p>
      <text:p text:style-name="P4">d) i5-9XXX.</text:p>
      <text:p text:style-name="P8">Fuente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8"/>
      <text:p text:style-name="P4">¿Qué tecnología de Hyper-Threading está presente en algunos procesadores Intel para mejorar el rendimiento al permitir que cada núcleo ejecute dos hilos de instrucciones simultáneamente?</text:p>
      <text:p text:style-name="P6">a) Turbo Boost.</text:p>
      <text:p text:style-name="P4">b) Quick Sync.</text:p>
      <text:p text:style-name="P4">c) Hyper-Threading.</text:p>
      <text:p text:style-name="P4">d) Multi-Core Enhancement.</text:p>
      <text:p text:style-name="P8"><text:soft-page-break/><text:span text:style-name="T6">Fuente</text:span>: <text:a xlink:type="simple" xlink:href="https://www.intel.la/content/www/xl/es/architecture-and-technology/hyper-threading/hyper-threading-technology.html#:~:text=La%20tecnología%20Hyper%2DThreading%20Intel,múltiples%20subprocesos%20en%20cada%20núcleo" text:style-name="Internet_20_link" text:visited-style-name="Visited_20_Internet_20_Link">https://www.intel.la/content/www/xl/es/architecture-and-technology/hyper-threading/hyper-threading-technology.html#:~:text=La%20tecnolog%C3%ADa%20Hyper%2DThreading%20Intel,m%C3%BAltiples%20subprocesos%20en%20cada%20n%C3%BAcleo</text:a>.</text:p>
      <text:p text:style-name="P8"/>
      <text:p text:style-name="P4">En la nomenclatura de procesadores Intel, ¿qué significa la letra "K" al final del número del modelo?</text:p>
      <text:p text:style-name="P4">a) Procesador de bajo consumo.</text:p>
      <text:p text:style-name="P6">b) Desbloqueado para overclocking.</text:p>
      <text:p text:style-name="P4">c) Integrado con gráficos Iris.</text:p>
      <text:p text:style-name="P4">d) Diseño eficiente de energía.</text:p>
      <text:p text:style-name="P8"><text:span text:style-name="T6">Fuente</text:span>: <text:a xlink:type="simple" xlink:href="https://www.intel.la/content/www/xl/es/gaming/resources/gaming-processor-names.html#:~:text=Un%20sufijo%20K%20denota%20un,potencia%20que%20permite%20hacer%20overclocking" text:style-name="Internet_20_link" text:visited-style-name="Visited_20_Internet_20_Link">https://www.intel.la/content/www/xl/es/gaming/resources/gaming-processor-names.html#:~:text=Un%20sufijo%20K%20denota%20un,potencia%20que%20permite%20hacer%20overclocking</text:a>.</text:p>
      <text:p text:style-name="P8"/>
      <text:p text:style-name="P4"/>
      <text:p text:style-name="P4">¿Cuál de las siguientes opciones describe mejor la familia de procesadores Intel Core i3?</text:p>
      <text:p text:style-name="P4">a) Enfocada en entusiastas y rendimiento extremo.</text:p>
      <text:p text:style-name="P6">b) Diseñada para usuarios de nivel básico y tareas cotidianas.</text:p>
      <text:p text:style-name="P4">c) Ofrece un equilibrio entre rendimiento y eficiencia energética.</text:p>
      <text:p text:style-name="P4">d) Orientada a estaciones de trabajo y servidores.</text:p>
      <text:p text:style-name="P4"/>
      <text:p text:style-name="P4">¿Cuál es el propósito principal de la tecnología Intel Turbo Boost?</text:p>
      <text:p text:style-name="P4">a) Mejorar la eficiencia energética del procesador.</text:p>
      <text:p text:style-name="P6">b) Aumentar la frecuencia del reloj del procesador cuando sea necesario.</text:p>
      <text:p text:style-name="P4">c) Optimizar el rendimiento de la memoria caché.</text:p>
      <text:p text:style-name="P4">d) Controlar la temperatura del procesador.</text:p>
      <text:p text:style-name="P4"/>
      <text:p text:style-name="P4">En la nomenclatura de los procesadores Intel Core i7, ¿qué indica la presencia de la letra "U" al final del número del modelo?</text:p>
      <text:p text:style-name="P4">a) Procesador de sobremesa.</text:p>
      <text:p text:style-name="P6">b) Procesador ultrabaja potencia.</text:p>
      <text:p text:style-name="P4">c) Procesador de baja potencia.</text:p>
      <text:p text:style-name="P4">d) Procesador con gráficos Iris.</text:p>
      <text:p text:style-name="P4"/>
      <text:p text:style-name="P4">¿Cuál de las siguientes opciones describe mejor la familia de procesadores Intel Core i9?</text:p>
      <text:p text:style-name="P4">a) Diseñada para usuarios de nivel básico y tareas cotidianas.</text:p>
      <text:p text:style-name="P6">b) Enfocada en entusiastas y rendimiento extremo.</text:p>
      <text:p text:style-name="P4">c) Ofrece un equilibrio entre rendimiento y eficiencia energética.</text:p>
      <text:p text:style-name="P4">d) Orientada a estaciones de trabajo y servidores.</text:p>
      <text:p text:style-name="P4"/>
      <text:p text:style-name="P4">¿Qué tecnología Intel permite a los procesadores integrar gráficos de alta calidad directamente en el mismo chip que la CPU?</text:p>
      <text:p text:style-name="P4">a) Quick Sync.</text:p>
      <text:p text:style-name="P4">b) Turbo Boost.</text:p>
      <text:p text:style-name="P4">c) Hyper-Threading.</text:p>
      <text:p text:style-name="P6">d) Iris Graphics.</text:p>
      <text:p text:style-name="P4"/>
      <text:p text:style-name="P4"><text:soft-page-break/>En la nomenclatura de procesadores Intel, ¿qué significa la letra "F" al final del número del modelo?</text:p>
      <text:p text:style-name="P4">a) Procesador con gráficos integrados.</text:p>
      <text:p text:style-name="P4">b) Procesador de bajo consumo.</text:p>
      <text:p text:style-name="P6">c) Procesador sin gráficos integrados.</text:p>
      <text:p text:style-name="P4">d) Procesador de bajo rendimiento.</text:p>
      <text:p text:style-name="P8"><text:span text:style-name="T6">Fuente</text:span>: <text:a xlink:type="simple" xlink:href="https://www.intel.la/content/www/xl/es/gaming/resources/gaming-processor-names.html#:~:text=El%20sufijo%20F%20indica%20una,con%20una%20tarjeta%20gráfica%20externa.&amp;text=El%20sufijo%20G%20designa%20una%20CPU%20con%20gráficos%20integrados%20adicionales%20incorporados" text:style-name="Internet_20_link" text:visited-style-name="Visited_20_Internet_20_Link">https://www.intel.la/content/www/xl/es/gaming/resources/gaming-processor-names.html#:~:text=El%20sufijo%20F%20indica%20una,con%20una%20tarjeta%20gr%C3%A1fica%20externa.&amp;text=El%20sufijo%20G%20designa%20una%20CPU%20con%20gr%C3%A1ficos%20integrados%20adicionales%20incorporados</text:a>.</text:p>
      <text:p text:style-name="P8"/>
      <text:p text:style-name="P4"/>
      <text:p text:style-name="P4">¿Cuál es la nomenclatura típica de los procesadores Intel de la serie Core i3?</text:p>
      <text:p text:style-name="P6">a) i3-3XXX.</text:p>
      <text:p text:style-name="P4">b) i3-5XXX.</text:p>
      <text:p text:style-name="P4">c) i3-7XXX.</text:p>
      <text:p text:style-name="P4">d) i3-9XXX.</text:p>
      <text:p text:style-name="P4"/>
      <text:p text:style-name="P4">¿Qué tecnología de Hyper-Threading está presente en algunos procesadores Intel para mejorar el rendimiento al permitir que cada núcleo ejecute dos hilos de instrucciones simultáneamente?</text:p>
      <text:p text:style-name="P4">a) Turbo Boost.</text:p>
      <text:p text:style-name="P4">b) Quick Sync.</text:p>
      <text:p text:style-name="P6">c) Hyper-Threading.</text:p>
      <text:p text:style-name="P4">d) Multi-Core Enhancement.</text:p>
      <text:p text:style-name="P4"/>
      <text:p text:style-name="P4">En la nomenclatura de los procesadores Intel Core i7, ¿qué indica la presencia de la letra "K" al final del número del modelo?</text:p>
      <text:p text:style-name="P4">a) Procesador de sobremesa.</text:p>
      <text:p text:style-name="P4">b) Procesador con gráficos Iris.</text:p>
      <text:p text:style-name="P6">c) Procesador desbloqueado para overclocking.</text:p>
      <text:p text:style-name="P4">d) Procesador de baja potencia.</text:p>
      <text:p text:style-name="P4"/>
      <text:p text:style-name="P4">¿Cuál de las siguientes opciones describe mejor la familia de procesadores Intel Core i5?</text:p>
      <text:p text:style-name="P4">a) Enfocada en entusiastas y rendimiento extremo.</text:p>
      <text:p text:style-name="P4">b) Diseñada para usuarios de nivel básico y tareas cotidianas.</text:p>
      <text:p text:style-name="P6">c) Ofrece un equilibrio entre rendimiento y eficiencia energética.</text:p>
      <text:p text:style-name="P4">d) Orientada a estaciones de trabajo y servidores.</text:p>
      <text:p text:style-name="P4"/>
      <text:p text:style-name="P4">¿Cuál de las siguientes tecnologías Intel permite la ejecución de múltiples hilos de instrucciones en cada núcleo físico del procesador?</text:p>
      <text:p text:style-name="P6">a) Hyper-Threading.</text:p>
      <text:p text:style-name="P4">b) Turbo Boost.</text:p>
      <text:p text:style-name="P4">c) Quick Sync.</text:p>
      <text:p text:style-name="P4">d) Multi-Core Enhancement.</text:p>
      <text:p text:style-name="P8"><text:span text:style-name="T13">Fuente</text:span>: <text:a xlink:type="simple" xlink:href="https://www.intel.la/content/www/xl/es/architecture-and-technology/hyper-threading/hyper-threading-technology.html" text:style-name="Internet_20_link" text:visited-style-name="Visited_20_Internet_20_Link">https://www.intel.la/content/www/xl/es/architecture-and-technology/hyper-threading/hyper-threading-technology.htm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2:50:09.952000000</dc:date>
    <meta:editing-duration>PT10H21M49S</meta:editing-duration>
    <meta:editing-cycles>23</meta:editing-cycles>
    <meta:generator>LibreOffice/7.6.3.2$Windows_X86_64 LibreOffice_project/29d686fea9f6705b262d369fede658f824154cc0</meta:generator>
    <meta:document-statistic meta:table-count="0" meta:image-count="0" meta:object-count="0" meta:page-count="4" meta:paragraph-count="134" meta:word-count="1238" meta:character-count="8967" meta:non-whitespace-character-count="7859"/>
  </office:meta>
</office:document-meta>
</file>